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35cm"/>
    </style:style>
    <style:style style:name="gr2" style:family="graphic" style:parent-style-name="standard">
      <style:graphic-properties draw:stroke="none" svg:stroke-color="#000000" draw:fill="none" draw:fill-color="#ffffff" fo:min-height="2.75cm"/>
    </style:style>
    <style:style style:name="gr3" style:family="graphic" style:parent-style-name="standard">
      <style:graphic-properties svg:stroke-width="0.081cm" svg:stroke-color="#000000" draw:marker-start-width="0.321cm" draw:marker-end-width="0.321cm" svg:stroke-opacity="100%" draw:stroke-linejoin="bevel" draw:fill-color="#ffffff" draw:opacity="0%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draw:marker-start-width="0.321cm" draw:marker-end-width="0.321cm" draw:fill-color="#ffffff" draw:opacity="0%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55cm"/>
    </style:style>
    <style:style style:name="gr7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0.749cm" fo:min-width="0.499cm" fo:padding-top="0.177cm" fo:padding-bottom="0.177cm" fo:padding-left="0.302cm" fo:padding-right="0.302cm"/>
    </style:style>
    <style:style style:name="gr8" style:family="graphic" style:parent-style-name="standard">
      <style:graphic-properties draw:stroke="none" svg:stroke-color="#000000" draw:fill="none" draw:fill-color="#ffffff" fo:min-height="0.95cm"/>
    </style:style>
    <style:style style:name="gr9" style:family="graphic" style:parent-style-name="standard">
      <style:graphic-properties draw:stroke="none" svg:stroke-color="#000000" draw:fill="none" draw:fill-color="#ffffff" fo:min-height="1.6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85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text-properties fo:color="#ff6666" fo:font-size="32pt"/>
    </style:style>
    <style:style style:name="P2" style:family="paragraph">
      <style:text-properties fo:color="#009999" fo:font-size="32pt"/>
    </style:style>
    <style:style style:name="P3" style:family="paragraph"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fo:color="#009999"/>
    </style:style>
    <style:style style:name="T3" style:family="text">
      <style:text-properties fo:color="#009999"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cm" svg:height="5.6cm" svg:x="4.7cm" svg:y="10.2cm">
          <draw:text-box>
            <text:p text:style-name="P1">»Jetzt hat er den Kardinal schon gesprochen und wird nach San Clemente gegangen sein und </text:p>
            <text:p text:style-name="P1">meine Bilder kennengelernt haben.«<text:span text:style-name="T1">1</text:span></text:p>
          </draw:text-box>
        </draw:frame>
        <draw:frame draw:style-name="gr2" draw:text-style-name="P2" draw:layer="layout" svg:width="18.7cm" svg:height="3cm" svg:x="4.8cm" svg:y="7.1cm">
          <draw:text-box>
            <text:p text:style-name="P2"><text:span text:style-name="T2">Einige Tage nach seiner Abreise sagte Guidi zu Antonio:</text:span><text:span text:style-name="T3">1</text:span></text:p>
          </draw:text-box>
        </draw:frame>
        <draw:rect draw:style-name="gr3" draw:text-style-name="P3" draw:layer="layout" svg:width="2.9cm" svg:height="1.3cm" svg:x="8cm" svg:y="8.5cm">
          <text:p/>
        </draw:rect>
        <draw:ellipse draw:style-name="gr4" draw:text-style-name="P3" draw:layer="layout" svg:width="3cm" svg:height="1.6cm" svg:x="4.874cm" svg:y="8.4cm">
          <text:p/>
        </draw:ellipse>
        <draw:line draw:style-name="gr5" draw:text-style-name="P3" draw:layer="layout" svg:x1="17.3cm" svg:y1="8.9cm" svg:x2="24.3cm" svg:y2="12cm">
          <text:p/>
        </draw:line>
        <draw:frame draw:style-name="gr6" draw:layer="layout" svg:width="3.9cm" svg:height="1.8cm" svg:x="24.3cm" svg:y="11.3cm">
          <draw:text-box>
            <text:p>Verlinkung per ID</text:p>
          </draw:text-box>
        </draw:frame>
        <draw:line draw:style-name="gr5" draw:text-style-name="P3" draw:layer="layout" svg:x1="23.4cm" svg:y1="14.1cm" svg:x2="24.3cm" svg:y2="12.2cm">
          <text:p/>
        </draw:line>
        <draw:custom-shape draw:style-name="gr7" draw:text-style-name="P3" draw:layer="layout" svg:width="0.6cm" svg:height="2.6cm" svg:x="3.7cm" svg:y="7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6cm" svg:height="4.6cm" svg:x="3.7cm" svg:y="10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layer="layout" svg:width="2.3cm" svg:height="1.2cm" svg:x="1.3cm" svg:y="8.3cm">
          <draw:text-box>
            <text:p>frame</text:p>
          </draw:text-box>
        </draw:frame>
        <draw:frame draw:style-name="gr9" draw:layer="layout" svg:width="2.7cm" svg:height="1.9cm" svg:x="1.3cm" svg:y="12cm">
          <draw:text-box>
            <text:p>direct speech</text:p>
          </draw:text-box>
        </draw:frame>
        <draw:line draw:style-name="gr10" draw:text-style-name="P3" draw:layer="layout" svg:x1="6.5cm" svg:y1="8.4cm" svg:x2="5.7cm" svg:y2="4.5cm">
          <text:p/>
        </draw:line>
        <draw:line draw:style-name="gr10" draw:text-style-name="P3" draw:layer="layout" svg:x1="9.6cm" svg:y1="8.5cm" svg:x2="12cm" svg:y2="4.9cm">
          <text:p/>
        </draw:line>
        <draw:frame draw:style-name="gr11" draw:layer="layout" svg:width="2.6cm" svg:height="1.1cm" svg:x="4.4cm" svg:y="3.3cm">
          <draw:text-box>
            <text:p>intExpr</text:p>
          </draw:text-box>
        </draw:frame>
        <draw:frame draw:style-name="gr12" draw:layer="layout" svg:width="3.2cm" svg:height="1cm" svg:x="10.9cm" svg:y="3.9cm">
          <draw:text-box>
            <text:p>speak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as Weimer</meta:initial-creator>
    <meta:creation-date>2020-01-21T14:50:31.53</meta:creation-date>
    <dc:date>2020-01-21T16:57:27.61</dc:date>
    <dc:creator>Lukas Weimer</dc:creator>
    <meta:editing-duration>PT1H50M32S</meta:editing-duration>
    <meta:editing-cycles>3</meta:editing-cycles>
    <meta:generator>OpenOffice/4.1.6$Win32 OpenOffice.org_project/416m1$Build-9790</meta:generator>
    <meta:document-statistic meta:object-count="15"/>
  </office:meta>
</office:document-meta>
</file>